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F000001D66DD1CF46.png"/>
  <manifest:file-entry manifest:media-type="image/png" manifest:full-path="Pictures/100000000000039C000001B4C1359CA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0.367cm" svg:height="10.695cm" svg:x="3.833cm" svg:y="0.305cm">
          <draw:image xlink:href="Pictures/100000000000037F000001D66DD1CF46.png" xlink:type="simple" xlink:show="embed" xlink:actuate="onLoad">
            <text:p/>
          </draw:image>
        </draw:frame>
        <draw:frame draw:style-name="gr1" draw:text-style-name="P1" draw:layer="layout" svg:width="23.4cm" svg:height="11.136cm" svg:x="2.8cm" svg:y="9.6cm">
          <draw:image xlink:href="Pictures/100000000000039C000001B4C1359C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ctor q</meta:initial-creator>
    <meta:creation-date>2018-12-25T17:12:10.58</meta:creation-date>
    <meta:editing-duration>PT4M8S</meta:editing-duration>
    <meta:editing-cycles>2</meta:editing-cycles>
    <dc:date>2018-12-25T17:16:10.46</dc:date>
    <dc:creator>hector q</dc:creator>
    <meta:document-statistic meta:object-count="25"/>
    <meta:generator>OpenOffice/4.1.5$Win32 OpenOffice.org_project/415m1$Build-9789</meta:generator>
  </office:meta>
</office:document-meta>
</file>